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ependTask.getSource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setHaltonerror( boolean halt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setClasspath( Path 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ependTask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createJvmarg( CommandlineJava command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DependTask.getF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ge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getHalt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getOutpu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getClasse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executeAsForked( CommandlineJava commandline , ExecuteWatchdog watchdog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JDependTask.setOutputFile( File outpu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createWatchd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ependTask.setIncluderuntim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setFork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createClasse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ependTask.addClasspathEntry( String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DependTask.setDir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ependTask.createEx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setTimeout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setJvm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setFormat( FormatAttribute 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Attribut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getEx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ependTask.executeInVM( CommandlineJava commandlin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JDependTask.execu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JDependTask.createSource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